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Legge til mal</text:h>
      <text:p text:style-name="Standard">Ved opprettelse av ny mal opprettes egen ID automatisk ved lagring. Før lagring må Kapittel defineres. Dette hentes fra egen nedtrekksmeny, hvor utvalget er definert i egen meny under Admin.</text:p>
      <text:p text:style-name="Standard"/>
      <text:p text:style-name="Standard">Tittel og beskrivelse for malen legges inn som fritekst.</text:p>
      <text:p text:style-name="Standard"/>
      <text:p text:style-name="Standard">Når malen er opprettet har man mulighet for å legge til poster malen skal innehold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4-04T09:11:30</meta:creation-date>
    <dc:creator>Sigurd Nes</dc:creator>
    <dc:date>2007-04-04T09:13:15</dc:date>
    <dc:language>en-US</dc:language>
    <meta:editing-cycles>3</meta:editing-cycles>
    <meta:editing-duration>PT1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57" meta:character-count="343"/>
  </office:meta>
</office:document-meta>
</file>